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6791" officeooo:paragraph-rsid="000e6791"/>
    </style:style>
    <style:style style:name="T1" style:family="text">
      <style:text-properties officeooo:rsid="000f0e8c"/>
    </style:style>
    <style:style style:name="T2" style:family="text">
      <style:text-properties officeooo:rsid="001087f8"/>
    </style:style>
    <style:style style:name="T3" style:family="text">
      <style:text-properties officeooo:rsid="00115a1b"/>
    </style:style>
    <style:style style:name="T4" style:family="text">
      <style:text-properties fo:font-weight="bold" officeooo:rsid="000f0e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viene un breve curso introductorio de 6 clases de Estadística Espacial con R. El curso empieza el 26/3, y se desarrollará <text:span text:style-name="T1">en modalidad </text:span><text:span text:style-name="T4">virtual</text:span><text:span text:style-name="T1"> </text:span>durante los sábados de 9:00 a 12:00 hs. Consultas en <text:a xlink:type="simple" xlink:href="mailto:memfcen@gmail.com" text:style-name="Internet_20_link" text:visited-style-name="Visited_20_Internet_20_Link">memfcen@gmail.com</text:a>. <text:span text:style-name="T3">El curso se dictará en el Instituto de Cálculo (UBA-Conicet, Facultad de Ciencias Exactas y Naturales), por el Profesor Andrés Far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0:33:53.710711655</meta:creation-date>
    <dc:date>2022-03-16T12:04:05.212766769</dc:date>
    <meta:editing-duration>PT1H30M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57" meta:character-count="352" meta:non-whitespace-character-count="296"/>
  </office:meta>
</office:document-meta>
</file>